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ahoma" fo:font-size="11pt" style:font-size-asian="11pt" style:font-size-complex="11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ahoma" fo:font-size="11pt" style:font-size-asian="11pt" style:font-size-complex="11pt"/>
    </style:style>
    <style:style style:name="P5" style:family="paragraph" style:parent-style-name="Standard">
      <style:paragraph-properties fo:margin-top="0cm" fo:margin-bottom="0.212cm" fo:text-align="justify" style:justify-single-word="false"/>
    </style:style>
    <style:style style:name="P6" style:family="paragraph" style:parent-style-name="Standard">
      <style:paragraph-properties fo:margin-top="0cm" fo:margin-bottom="0.212cm" fo:text-align="justify" style:justify-single-word="false"/>
      <style:text-properties style:font-name="Tahoma" fo:font-size="11pt" style:font-size-asian="11pt" style:font-size-complex="11pt"/>
    </style:style>
    <style:style style:name="P7" style:family="paragraph" style:parent-style-name="Footer">
      <style:text-properties fo:font-size="11pt" fo:font-style="italic" style:font-size-asian="11pt" style:font-style-asian="italic" style:font-size-complex="11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ahoma" fo:font-weight="bold" style:font-weight-asian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ahoma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1pt" style:font-size-asian="11pt" style:font-size-complex="11pt"/>
    </style:style>
    <style:style style:name="P11" style:family="paragraph" style:parent-style-name="Standard">
      <style:paragraph-properties fo:margin-top="0cm" fo:margin-bottom="0.212cm" fo:text-align="justify" style:justify-single-word="false"/>
      <style:text-properties style:font-name="Tahoma" fo:font-size="11pt" style:font-size-asian="11pt" style:font-size-complex="11pt"/>
    </style:style>
    <style:style style:name="P12" style:family="paragraph" style:parent-style-name="Standard">
      <style:paragraph-properties fo:margin-top="0cm" fo:margin-bottom="0.212cm" fo:text-align="justify" style:justify-single-word="false"/>
      <style:text-properties style:font-name="Tahoma" fo:font-size="5pt" style:font-size-asian="5pt" style:font-size-complex="5pt"/>
    </style:style>
    <style:style style:name="T1" style:family="text">
      <style:text-properties style:font-name="Tahoma" fo:font-size="11pt" style:font-size-asian="11pt" style:font-size-complex="11pt"/>
    </style:style>
    <style:style style:name="T2" style:family="text">
      <style:text-properties style:font-name="Wingdings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Zgoda na przetwarzanie danych osobowych</text:h>
      <text:p text:style-name="P1"/>
      <text:p text:style-name="P3"><text:span text:style-name="T1">Przez firmę BRAMGAZ Tadeusz Jakubowski, 64-100 Leszno, ul. Chociszewskiego 37a NIP 697-111-81-</text:span><text:bookmark text:name="_GoBack"/><text:span text:style-name="T1">15</text:span></text:p>
      <text:p text:style-name="P4"/>
      <text:p text:style-name="P2">Nazwiskoi imię: ______________________________________________________________</text:p>
      <text:p text:style-name="P2">Miejscowość: ________________________________________________________________</text:p>
      <text:p text:style-name="P2">Ulica: ____________________________________________________Nr. _______________</text:p>
      <text:p text:style-name="P2">Tel. _________________________________</text:p>
      <text:p text:style-name="P2"/>
      <text:p text:style-name="P2">Zostałem zapoznany z informacjami o przetwarzaniu danych osobowych (RODO).</text:p>
      <text:p text:style-name="P2">Wyrażam zgodę na przetwarzanie danych osobowych w celu:</text:p>
      <text:p text:style-name="P5"><text:span text:style-name="T2"></text:span><text:span text:style-name="T1"><text:tab/>zawarcia umowy na świadczenie usług i sprzedaż produktów oraz w celu prawidłowych rozliczeń po jej zakończeniu (podstawa prawna art. 6 ust. 1 b RODO),</text:span></text:p>
      <text:p text:style-name="P5"><text:span text:style-name="T2"></text:span><text:span text:style-name="T1"><text:tab/>wykonania ciążących na firmie BRAMGAZ obowiązków prawnych np. przyszłe postępowanie uprawnionych organów (podstawa prawna art. 6 ust. 1 c RODO),</text:span></text:p>
      <text:p text:style-name="P5"><text:span text:style-name="T2"></text:span><text:span text:style-name="T1"><text:tab/>na wykonanie wszelkich czynności związanych z wykonaniem zleconych usług oraz <text:line-break/>w celu prawidłowych rozliczeń po ich zrealizowaniu (podstawa prawna art. 6 ust. 1 b RODO),</text:span></text:p>
      <text:p text:style-name="P5"><text:span text:style-name="T2"></text:span><text:span text:style-name="T1"><text:tab/>wykonanie zgłoszonej usługi naprawy, montażu, oceny stanu technicznego, pomiaru, doradztwa (podstawa prawna art. 6 ust. 1 b RODO), </text:span></text:p>
      <text:p text:style-name="P6">Zgodnie z art. 7 ust. 3 RODO osoba, której dane dotyczą, ma prawo w dowolnym momencie wycofać zgodę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…………………………..</text:p>
      <text:p text:style-name="P12"><text:s text:c="11"/>Czytelny podpis usługobior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l" fo:country="PL" style:font-name-asian="SimSun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evision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1pt" fo:font-style="italic" style:font-size-asian="11pt" style:font-style-asian="italic" style:font-size-complex="11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MP1">Proszę wstawić znak „x” we właściwym polu.</text:p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Jakubowski</meta:initial-creator>
    <meta:editing-cycles>11</meta:editing-cycles>
    <meta:print-date>2018-08-30T20:02:34.79</meta:print-date>
    <meta:creation-date>2018-06-05T10:30:00</meta:creation-date>
    <dc:date>2018-10-04T11:47:25.19</dc:date>
    <meta:editing-duration>PT48S</meta:editing-duration>
    <meta:generator>OpenOffice/4.1.2$Win32 OpenOffice.org_project/412m3$Build-9782</meta:generator>
    <meta:document-statistic meta:table-count="0" meta:image-count="0" meta:object-count="0" meta:page-count="1" meta:paragraph-count="16" meta:word-count="165" meta:character-count="13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